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K_9_units_of_measurement-short_answer</text:p>
      <text:p text:style-name="Normal"/>
      <text:p text:style-name="Normal">&lt;length&gt; is a mean of measurement in CSS</text:p>
      <text:p text:style-name="Normal">The types of measurement are relative and absolute.</text:p>
      <text:p text:style-name="Normal">The relative units of measurement are em, ex, ch, rem, and for viewport<text:s/>(this relates to the viewing point of the device)<text:s/>the units are vh, vw, vmin and vmax. <text:s/>These measurements are flexible and scalable depending on the CSS properties.</text:p>
      <text:p text:style-name="Normal">The absolute units of measurement are px, mm, cm, in, pt, and pc. <text:s/>These measurements are more physical representation of the actual pixels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G-2013</meta:initial-creator>
    <dc:creator>SG-2013</dc:creator>
    <meta:creation-date>2016-05-20T01:06:00Z</meta:creation-date>
    <dc:date>2016-05-20T01:22:00Z</dc:date>
    <meta:template xlink:href="Normal" xlink:type="simple"/>
    <meta:editing-cycles>1</meta:editing-cycles>
    <meta:editing-duration>PT960S</meta:editing-duration>
    <meta:document-statistic meta:page-count="1" meta:paragraph-count="1" meta:word-count="76" meta:character-count="511" meta:row-count="3" meta:non-whitespace-character-count="436"/>
  </office:meta>
</office:document-meta>
</file>